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725785" text:style-name="L1">
        <text:list-item>
          <text:p text:style-name="P1">Read the ratings file, strip it of newlines, and split on commas. Create a dictionary of ratings by assigning the first item in the ensuing lists (the user ID) to be the key and the rest of each list as its associated value.</text:p>
        </text:list-item>
        <text:list-item>
          <text:p text:style-name="P1">Create a list of the movie titles stripping the newline characters.</text:p>
        </text:list-item>
        <text:list-item>
          <text:p text:style-name="P1">Ask the user for an ID number</text:p>
        </text:list-item>
        <text:list-item>
          <text:p text:style-name="P1">Finding similarity: We must multiply each rating within the ID number's value with another key's associated values in the dictionary. All the pairs of ratings should be summed up, this sum stored along with it's key. Iterate through all the keys doing this. Sort this new list in descending order by the sum. Once sorted, slice off the keys of the top 5 most similar users.</text:p>
        </text:list-item>
        <text:list-item>
          <text:p text:style-name="P1">Finding movies: Iterate through the ID'd user's list of recommendations. If you find a 0, look at the associated rating on the list of similar users. Average out those ratings. If that rating is 3 or greater, add the movie at that index to a list. Return that list.</text:p>
        </text:list-item>
        <text:list-item>
          <text:p text:style-name="P1">Avoiding movies: Iterate through the ID'd user's list. If you find a 0, look at the associated rating on the most similar user's rating list. If that rating is lower than -3 add that movie to the list.</text:p>
        </text:list-item>
        <text:list-item>
          <text:p text:style-name="P1">Print the movies in both lists using for loo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Harris, Michael <text:s text:c="109"/>CS 1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s</meta:initial-creator>
    <meta:creation-date>2012-09-19T22:28:24.29</meta:creation-date>
    <dc:date>2012-09-29T10:26:52.61</dc:date>
    <dc:creator>Michael Harris</dc:creator>
    <meta:editing-duration>PT1H5M51S</meta:editing-duration>
    <meta:editing-cycles>3</meta:editing-cycles>
    <meta:generator>OpenOffice.org/3.3$Win32 OpenOffice.org_project/330m20$Build-9567</meta:generator>
    <meta:document-statistic meta:table-count="0" meta:image-count="0" meta:object-count="0" meta:page-count="1" meta:paragraph-count="8" meta:word-count="234" meta:character-count="1351"/>
  </office:meta>
</office:document-meta>
</file>